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de">&lt;?xml version="1.0"?&gt;</text:p>
      <text:p text:style-name="Code">&lt;BonzaiGotchi saveVersion=int&gt;</text:p>
      <text:p text:style-name="Code">&lt;pot frozen = boolean timeStamp=long water=int potSize=byte dung=short dungCounter=short&gt;</text:p>
      <text:p text:style-name="Code"><text:tab/>&lt;element length=int thickness=int angle=short water=int healt=short growStop=boolean color=int colorNoAdaption=boolean childLeft=boolean childCenter=boolean childRight=boolean /&gt;</text:p>
      <text:p text:style-name="Code">&lt;/pot&gt;</text:p>
      <text:p text:style-name="Code">&lt;/BonzaiGotchi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ode" style:family="paragraph" style:parent-style-name="Preformatted_20_Text">
      <style:paragraph-properties fo:margin-top="0in" fo:margin-bottom="0in"/>
      <style:text-properties style:font-name="Courier 10 Pitch" fo:font-size="10pt" style:font-size-asian="10pt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ndreas Tschabuschnig</meta:initial-creator>
    <meta:creation-date>2007-04-20T20:07:26</meta:creation-date>
    <dc:creator>Andreas Tschabuschnig</dc:creator>
    <dc:date>2007-04-20T20:23:49</dc:date>
    <dc:language>en-US</dc:language>
    <meta:editing-cycles>3</meta:editing-cycles>
    <meta:editing-duration>PT16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44" meta:character-count="340"/>
  </office:meta>
</office:document-meta>
</file>